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8pt" fo:font-style="italic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Phone2" form:control-implementation="ooo:com.sun.star.form.component.TextField" xml:id="control52" form:id="control52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3" form:id="control53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4" form:id="control54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5" form:id="control55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1.759cm">
          <draw:text-box>
            <text:p><text:span text:style-name="T1">Intake </text:span><text:span text:style-name="T2">Form</text:span></text:p>
          </draw:text-box>
        </draw:frame>
        <draw:frame draw:style-name="gr3" draw:text-style-name="P3" draw:layer="layout" svg:width="3.478cm" svg:height="0.725cm" svg:x="0.927cm" svg:y="2.702cm">
          <draw:text-box>
            <text:p><text:span text:style-name="T3">Scan Card </text:span><text:span text:style-name="T3">#:</text:span></text:p>
          </draw:text-box>
        </draw:frame>
        <draw:frame draw:style-name="gr4" draw:text-style-name="P4" draw:layer="layout" svg:width="3.794cm" svg:height="0.645cm" svg:x="5.378cm" svg:y="3.367cm">
          <draw:text-box>
            <text:p><text:span text:style-name="T4">Entered</text:span><text:span text:style-name="T5"> In </text:span><text:span text:style-name="T5">WFC:</text:span></text:p>
          </draw:text-box>
        </draw:frame>
        <draw:frame draw:style-name="gr5" draw:text-style-name="P5" draw:layer="layout" svg:width="2.815cm" svg:height="0.645cm" svg:x="0.958cm" svg:y="3.367cm">
          <draw:text-box>
            <text:p><text:span text:style-name="T3">Entered in </text:span><text:span text:style-name="T3">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6" draw:layer="layout" svg:width="20.143cm" svg:height="1.323cm" svg:x="0.797cm" svg:y="4.139cm">
          <draw:text-box>
            <text:p><text:span text:style-name="T6">The </text:span><text:span text:style-name="T6">information </text:span><text:span text:style-name="T6">collected in </text:span><text:span text:style-name="T6">this form will </text:span><text:span text:style-name="T6">be kept </text:span><text:span text:style-name="T6">confidential </text:span><text:span text:style-name="T6">and will be </text:span><text:span text:style-name="T6">used to help </text:span><text:span text:style-name="T6">us provide </text:span><text:span text:style-name="T6">services that </text:span><text:span text:style-name="T6">best meet </text:span><text:span text:style-name="T6">your </text:span><text:span text:style-name="T6">employment-</text:span><text:span text:style-name="T6">related needs </text:span><text:span text:style-name="T6">Please note </text:span><text:span text:style-name="T6">that all fields </text:span><text:span text:style-name="T6">marked with </text:span><text:span text:style-name="T6">on asterisk </text:span><text:span text:style-name="T6">(*) are </text:span><text:span text:style-name="T6">required; all </text:span><text:span text:style-name="T6">other </text:span><text:span text:style-name="T6">information </text:span><text:span text:style-name="T6">con be </text:span><text:span text:style-name="T6">considered </text:span><text:span text:style-name="T6">optional. We </text:span><text:span text:style-name="T6">appreciate </text:span><text:span text:style-name="T6">your efforts </text:span><text:span text:style-name="T6">to fill out this </text:span><text:span text:style-name="T6">form as </text:span><text:span text:style-name="T6">completely as </text:span><text:span text:style-name="T6">possible </text:span><text:span text:style-name="T6">Thank you </text:span><text:span text:style-name="T6">for your </text:span><text:span text:style-name="T6">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7" draw:layer="controls" svg:width="18.032cm" svg:height="1.039cm" svg:x="2.335cm" svg:y="5.632cm">
          <draw:text-box>
            <text:p><text:span text:style-name="T7"><text:s/></text:span><text:span text:style-name="T7">Please </text:span><text:span text:style-name="T7">initial here </text:span><text:span text:style-name="T7">if you </text:span><text:span text:style-name="T7">would like </text:span><text:span text:style-name="T7">us to share </text:span><text:span text:style-name="T7">this form </text:span><text:span text:style-name="T7">with San </text:span><text:span text:style-name="T7">Francisco </text:span><text:span text:style-name="T7">Human </text:span><text:span text:style-name="T7">Services </text:span><text:span text:style-name="T7">Agency to </text:span><text:span text:style-name="T7">assess</text:span></text:p>
            <text:p><text:span text:style-name="T7"/></text:p>
          </draw:text-box>
        </draw:frame>
        <draw:frame draw:style-name="gr10" draw:text-style-name="P5" draw:layer="controls" svg:width="16.021cm" svg:height="0.646cm" svg:x="0.797cm" svg:y="6.304cm">
          <draw:text-box>
            <text:p><text:span text:style-name="T7">eligibility </text:span><text:span text:style-name="T7">for </text:span><text:span text:style-name="T7">additional </text:span><text:span text:style-name="T7">benefits </text:span><text:span text:style-name="T7">and </text:span><text:span text:style-name="T7">services </text:span><text:span text:style-name="T7">such as </text:span><text:span text:style-name="T7">cash aid, </text:span><text:span text:style-name="T7">CalFresh, </text:span><text:span text:style-name="T7">CalWORKs</text:span><text:span text:style-name="T7">, and Medi-</text:span><text:span text:style-name="T7">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9" draw:layer="controls" svg:width="4.445cm" svg:height="0.725cm" svg:x="0.8cm" svg:y="7.228cm">
          <draw:text-box>
            <text:p text:style-name="P8"><text:span text:style-name="T8">Contact Information</text:span></text:p>
          </draw:text-box>
        </draw:frame>
        <draw:frame draw:style-name="gr11" draw:text-style-name="P10" draw:layer="controls" svg:width="2.906cm" svg:height="0.725cm" svg:x="0.797cm" svg:y="14.38cm">
          <draw:text-box>
            <text:p><text:span text:style-name="T8">Text 12</text:span></text:p>
          </draw:text-box>
        </draw:frame>
        <draw:frame draw:style-name="gr4" draw:text-style-name="P5" draw:layer="controls" svg:width="2.223cm" svg:height="0.645cm" svg:x="1cm" svg:y="14.924cm">
          <draw:text-box draw:corner-radius="3.176cm">
            <text:p><text:span text:style-name="T3">Text 10</text:span></text:p>
          </draw:text-box>
        </draw:frame>
        <draw:frame draw:style-name="gr4" draw:text-style-name="P5" draw:layer="controls" svg:width="2.286cm" svg:height="0.645cm" svg:x="0.797cm" svg:y="7.939cm">
          <draw:text-box>
            <text:p><text:span text:style-name="T3">Name*</text:span></text:p>
          </draw:text-box>
        </draw:frame>
        <draw:line draw:style-name="gr6" draw:text-style-name="P1" draw:layer="controls" svg:x1="2.524cm" svg:y1="8.62cm" svg:x2="10.144cm" svg:y2="8.62cm">
          <text:p/>
        </draw:line>
        <draw:frame draw:style-name="gr12" draw:text-style-name="P11" draw:layer="controls" svg:width="1.651cm" svg:height="0.569cm" svg:x="2.27cm" svg:y="8.52cm">
          <draw:text-box>
            <text:p><text:span text:style-name="T9">Last</text:span></text:p>
          </draw:text-box>
        </draw:frame>
        <draw:frame draw:style-name="gr12" draw:text-style-name="P11" draw:layer="controls" svg:width="2.286cm" svg:height="0.569cm" svg:x="18.144cm" svg:y="8.523cm">
          <draw:text-box>
            <text:p><text:span text:style-name="T9">Middle Initial</text:span></text:p>
          </draw:text-box>
        </draw:frame>
        <draw:frame draw:style-name="gr12" draw:text-style-name="P11" draw:layer="controls" svg:width="1.651cm" svg:height="0.569cm" svg:x="10.144cm" svg:y="8.52cm">
          <draw:text-box>
            <text:p><text:span text:style-name="T9">First</text:span></text:p>
          </draw:text-box>
        </draw:frame>
        <draw:line draw:style-name="gr6" draw:text-style-name="P1" draw:layer="controls" svg:x1="10.407cm" svg:y1="8.625cm" svg:x2="18.027cm" svg:y2="8.625cm">
          <text:p/>
        </draw:line>
        <draw:line draw:style-name="gr6" draw:text-style-name="P1" draw:layer="controls" svg:x1="2.524cm" svg:y1="9.768cm" svg:x2="8.112cm" svg:y2="9.768cm">
          <text:p/>
        </draw:line>
        <draw:line draw:style-name="gr6" draw:text-style-name="P1" draw:layer="controls" svg:x1="18.399cm" svg:y1="8.625cm" svg:x2="20.558cm" svg:y2="8.625cm">
          <text:p/>
        </draw:line>
        <draw:frame draw:style-name="gr4" draw:text-style-name="P5" draw:layer="controls" svg:width="2.223cm" svg:height="0.645cm" svg:x="0.782cm" svg:y="9.155cm">
          <draw:text-box>
            <text:p text:style-name="P12"><text:span text:style-name="T3">Address*</text:span></text:p>
          </draw:text-box>
        </draw:frame>
        <draw:frame draw:style-name="gr4" draw:text-style-name="P5" draw:layer="controls" svg:width="1.27cm" svg:height="0.645cm" svg:x="8.112cm" svg:y="9.158cm">
          <draw:text-box>
            <text:p><text:span text:style-name="T3">City</text:span></text:p>
          </draw:text-box>
        </draw:frame>
        <draw:frame draw:style-name="gr4" draw:text-style-name="P5" draw:layer="controls" svg:width="1.588cm" svg:height="0.645cm" svg:x="14.652cm" svg:y="9.153cm">
          <draw:text-box>
            <text:p><text:span text:style-name="T3">State</text:span></text:p>
          </draw:text-box>
        </draw:frame>
        <draw:frame draw:style-name="gr4" draw:text-style-name="P5" draw:layer="controls" svg:width="1.27cm" svg:height="0.645cm" svg:x="17.129cm" svg:y="9.153cm">
          <draw:text-box>
            <text:p><text:span text:style-name="T3">Zip</text:span></text:p>
          </draw:text-box>
        </draw:frame>
        <draw:line draw:style-name="gr6" draw:text-style-name="P1" draw:layer="controls" svg:x1="9.128cm" svg:y1="9.768cm" svg:x2="14.716cm" svg:y2="9.768cm">
          <text:p/>
        </draw:line>
        <draw:line draw:style-name="gr6" draw:text-style-name="P1" draw:layer="controls" svg:x1="15.859cm" svg:y1="9.768cm" svg:x2="17.002cm" svg:y2="9.768cm">
          <text:p/>
        </draw:line>
        <draw:line draw:style-name="gr6" draw:text-style-name="P1" draw:layer="controls" svg:x1="4.048cm" svg:y1="10.784cm" svg:x2="10.144cm" svg:y2="10.784cm">
          <text:p/>
        </draw:line>
        <draw:line draw:style-name="gr6" draw:text-style-name="P1" draw:layer="controls" svg:x1="18.018cm" svg:y1="9.768cm" svg:x2="20.558cm" svg:y2="9.768cm">
          <text:p/>
        </draw:line>
        <draw:frame draw:style-name="gr13" draw:text-style-name="P5" draw:layer="controls" svg:width="3.408cm" svg:height="0.726cm" svg:x="0.767cm" svg:y="10.216cm">
          <draw:text-box>
            <text:p><text:span text:style-name="T3">Preferred Phone*</text:span></text:p>
          </draw:text-box>
        </draw:frame>
        <draw:control draw:style-name="gr14" draw:text-style-name="P13" draw:layer="controls" svg:width="1.897cm" svg:height="0.635cm" svg:x="10.525cm" svg:y="10.098cm" draw:control="control1"/>
        <draw:control draw:style-name="gr14" draw:text-style-name="P13" draw:layer="controls" svg:width="1.897cm" svg:height="0.635cm" svg:x="12.565cm" svg:y="10.098cm" draw:control="control2"/>
        <draw:control draw:style-name="gr14" draw:text-style-name="P13" draw:layer="controls" svg:width="1.897cm" svg:height="0.635cm" svg:x="14.323cm" svg:y="10.098cm" draw:control="control3"/>
        <draw:control draw:style-name="gr14" draw:text-style-name="P13" draw:layer="controls" svg:width="1.897cm" svg:height="0.635cm" svg:x="16.24cm" svg:y="10.098cm" draw:control="control4"/>
        <draw:control draw:style-name="gr14" draw:text-style-name="P13" draw:layer="controls" svg:width="2.413cm" svg:height="0.635cm" svg:x="18.14cm" svg:y="10.098cm" draw:control="control5"/>
        <draw:frame draw:style-name="gr4" draw:text-style-name="P5" draw:layer="controls" svg:width="3.393cm" svg:height="0.645cm" svg:x="0.782cm" svg:y="11.211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048cm" svg:y1="11.812cm" svg:x2="10.144cm" svg:y2="11.812cm">
          <text:p text:style-name="P14"/>
        </draw:line>
        <draw:g>
          <draw:control draw:style-name="gr14" draw:text-style-name="P13" draw:layer="controls" svg:width="1.897cm" svg:height="0.635cm" svg:x="32cm" svg:y="11.114cm" draw:control="control6"/>
          <draw:control draw:style-name="gr14" draw:text-style-name="P13" draw:layer="controls" svg:width="1.897cm" svg:height="0.635cm" svg:x="32cm" svg:y="11.114cm" draw:control="control7"/>
          <draw:control draw:style-name="gr14" draw:text-style-name="P13" draw:layer="controls" svg:width="1.897cm" svg:height="0.635cm" svg:x="32cm" svg:y="11.114cm" draw:control="control8"/>
          <draw:control draw:style-name="gr14" draw:text-style-name="P13" draw:layer="controls" svg:width="1.897cm" svg:height="0.635cm" svg:x="32cm" svg:y="11.114cm" draw:control="control9"/>
          <draw:control draw:style-name="gr14" draw:text-style-name="P13" draw:layer="controls" svg:width="2.413cm" svg:height="0.635cm" svg:x="32cm" svg:y="11.114cm" draw:control="control10"/>
        </draw:g>
        <draw:control draw:style-name="standard" draw:text-style-name="P15" draw:layer="controls" svg:width="1.524cm" svg:height="0.635cm" svg:x="1cm" svg:y="5.526cm" draw:control="control11"/>
        <draw:control draw:style-name="standard" draw:text-style-name="P15" draw:layer="controls" svg:width="7.62cm" svg:height="0.635cm" svg:x="2.524cm" svg:y="7.939cm" draw:control="control12"/>
        <draw:control draw:style-name="standard" draw:text-style-name="P15" draw:layer="controls" svg:width="7.62cm" svg:height="0.635cm" svg:x="10.398cm" svg:y="7.939cm" draw:control="control13"/>
        <draw:control draw:style-name="standard" draw:text-style-name="P15" draw:layer="controls" svg:width="2.159cm" svg:height="0.635cm" svg:x="18.399cm" svg:y="7.939cm" draw:control="control14"/>
        <draw:control draw:style-name="standard" draw:text-style-name="P15" draw:layer="controls" svg:width="5.588cm" svg:height="0.635cm" svg:x="2.524cm" svg:y="9.079cm" draw:control="control15"/>
        <draw:control draw:style-name="standard" draw:text-style-name="P15" draw:layer="controls" svg:width="6.096cm" svg:height="0.635cm" svg:x="4.048cm" svg:y="10.098cm" draw:control="control16"/>
        <draw:control draw:style-name="standard" draw:text-style-name="P15" draw:layer="controls" svg:width="5.588cm" svg:height="0.635cm" svg:x="9.128cm" svg:y="9.072cm" draw:control="control17"/>
        <draw:control draw:style-name="standard" draw:text-style-name="P15" draw:layer="controls" svg:width="1.143cm" svg:height="0.635cm" svg:x="15.859cm" svg:y="9.079cm" draw:control="control18"/>
        <draw:control draw:style-name="standard" draw:text-style-name="P15" draw:layer="controls" svg:width="2.54cm" svg:height="0.635cm" svg:x="18.018cm" svg:y="9.079cm" draw:control="control19"/>
        <draw:control draw:style-name="standard" draw:text-style-name="P15" draw:layer="controls" svg:width="6.096cm" svg:height="0.635cm" svg:x="4.048cm" svg:y="11.1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3" draw:layer="controls" svg:width="1.604cm" svg:height="0.317cm" svg:x="1.635cm" svg:y="15.505cm" draw:control="control21"/>
        <draw:custom-shape draw:style-name="gr16" draw:text-style-name="P16" draw:layer="layout" svg:width="9.017cm" svg:height="1.524cm" svg:x="1.017cm" svg:y="2.605cm">
          <text:p text:style-name="P14"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555cm" svg:height="0.569cm" svg:x="4.16cm" svg:y="2.287cm">
          <draw:text-box>
            <text:p text:style-name="P18"><text:span text:style-name="T11">Admin Use </text:span><text:span text:style-name="T11">Only</text:span></text:p>
          </draw:text-box>
        </draw:frame>
        <draw:control draw:style-name="standard" draw:text-style-name="P15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5" draw:layer="controls" svg:width="1.524cm" svg:height="0.381cm" svg:x="3.54cm" svg:y="3.494cm" draw:control="control23"/>
        <draw:control draw:style-name="standard" draw:text-style-name="P15" draw:layer="controls" svg:width="6.35cm" svg:height="0.381cm" svg:x="3.54cm" svg:y="2.783cm" draw:control="control24"/>
        <draw:frame draw:style-name="gr19" draw:text-style-name="P20" draw:layer="controls" svg:width="0.502cm" svg:height="0.725cm" svg:x="9.255cm" svg:y="11.495cm">
          <draw:text-box>
            <text:p/>
          </draw:text-box>
        </draw:frame>
        <draw:control draw:style-name="gr14" draw:text-style-name="P13" draw:layer="controls" svg:width="1.897cm" svg:height="0.635cm" svg:x="10.525cm" svg:y="11.114cm" draw:control="control25"/>
        <draw:control draw:style-name="gr14" draw:text-style-name="P13" draw:layer="controls" svg:width="1.897cm" svg:height="0.635cm" svg:x="12.565cm" svg:y="11.114cm" draw:control="control26"/>
        <draw:control draw:style-name="gr14" draw:text-style-name="P13" draw:layer="controls" svg:width="1.897cm" svg:height="0.635cm" svg:x="14.323cm" svg:y="11.114cm" draw:control="control27"/>
        <draw:control draw:style-name="gr14" draw:text-style-name="P13" draw:layer="controls" svg:width="1.897cm" svg:height="0.635cm" svg:x="16.24cm" svg:y="11.114cm" draw:control="control28"/>
        <draw:control draw:style-name="gr14" draw:text-style-name="P13" draw:layer="controls" svg:width="2.413cm" svg:height="0.635cm" svg:x="18.14cm" svg:y="11.114cm" draw:control="control29"/>
        <draw:frame draw:style-name="gr20" draw:text-style-name="P20" draw:layer="controls" svg:width="0.976cm" svg:height="1.216cm" svg:x="11.477cm" svg:y="12.112cm">
          <draw:text-box>
            <text:p>41</text:p>
            <text:p/>
          </draw:text-box>
        </draw:frame>
        <draw:line draw:style-name="gr6" draw:text-style-name="P21" draw:layer="controls" svg:x1="0.977cm" svg:y1="14.37cm" svg:x2="20.567cm" svg:y2="14.37cm">
          <text:p/>
        </draw:line>
        <draw:frame draw:style-name="gr4" draw:text-style-name="P5" draw:layer="controls" svg:width="2.223cm" svg:height="0.645cm" svg:x="0.917cm" svg:y="12.02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0.917cm" svg:y="13.055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.317cm" svg:y="13.717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0.948cm" svg:y="14.696cm">
          <draw:text-box draw:corner-radius="3.176cm">
            <text:p><text:span text:style-name="T3">Text 10</text:span></text:p>
          </draw:text-box>
        </draw:frame>
        <draw:frame draw:style-name="gr4" draw:text-style-name="P5" draw:layer="controls" svg:width="2.223cm" svg:height="0.645cm" svg:x="1.017cm" svg:y="16.745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15.94cm" draw:control="control30"/>
        <draw:control draw:style-name="gr14" draw:text-style-name="P13" draw:layer="controls" svg:width="1.604cm" svg:height="0.317cm" svg:x="1.635cm" svg:y="16.375cm" draw:control="control31"/>
        <draw:control draw:style-name="gr14" draw:text-style-name="P13" draw:layer="controls" svg:width="1.604cm" svg:height="0.317cm" svg:x="1.635cm" svg:y="17.293cm" draw:control="control32"/>
        <draw:control draw:style-name="gr14" draw:text-style-name="P13" draw:layer="controls" svg:width="1.604cm" svg:height="0.317cm" svg:x="1.635cm" svg:y="17.728cm" draw:control="control33"/>
        <draw:control draw:style-name="gr14" draw:text-style-name="P13" draw:layer="controls" svg:width="1.604cm" svg:height="0.317cm" svg:x="1.635cm" svg:y="18.163cm" draw:control="control34"/>
        <draw:line draw:style-name="gr6" draw:text-style-name="P1" draw:layer="controls" svg:x1="0.977cm" svg:y1="18.67cm" svg:x2="20.567cm" svg:y2="18.67cm">
          <text:p/>
        </draw:line>
        <draw:line draw:style-name="gr6" draw:text-style-name="P1" draw:layer="controls" svg:x1="0.977cm" svg:y1="21.47cm" svg:x2="20.567cm" svg:y2="21.47cm">
          <text:p/>
        </draw:line>
        <draw:frame draw:style-name="gr4" draw:text-style-name="P5" draw:layer="controls" svg:width="2.223cm" svg:height="0.645cm" svg:x="1cm" svg:y="18.617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19.198cm" draw:control="control35"/>
        <draw:control draw:style-name="gr14" draw:text-style-name="P13" draw:layer="controls" svg:width="1.604cm" svg:height="0.317cm" svg:x="1.635cm" svg:y="19.633cm" draw:control="control36"/>
        <draw:control draw:style-name="gr14" draw:text-style-name="P13" draw:layer="controls" svg:width="1.604cm" svg:height="0.317cm" svg:x="1.635cm" svg:y="20.068cm" draw:control="control37"/>
        <draw:control draw:style-name="gr14" draw:text-style-name="P13" draw:layer="controls" svg:width="1.604cm" svg:height="0.317cm" svg:x="1.635cm" svg:y="20.538cm" draw:control="control38"/>
        <draw:control draw:style-name="gr14" draw:text-style-name="P13" draw:layer="controls" svg:width="1.604cm" svg:height="0.317cm" svg:x="1.635cm" svg:y="20.973cm" draw:control="control39"/>
        <draw:frame draw:style-name="gr4" draw:text-style-name="P5" draw:layer="controls" svg:width="2.223cm" svg:height="0.645cm" svg:x="1cm" svg:y="21.474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22.055cm" draw:control="control40"/>
        <draw:control draw:style-name="gr14" draw:text-style-name="P13" draw:layer="controls" svg:width="1.604cm" svg:height="0.317cm" svg:x="1.635cm" svg:y="22.49cm" draw:control="control41"/>
        <draw:control draw:style-name="gr14" draw:text-style-name="P13" draw:layer="controls" svg:width="1.604cm" svg:height="0.317cm" svg:x="1.635cm" svg:y="22.925cm" draw:control="control42"/>
        <draw:frame draw:style-name="gr4" draw:text-style-name="P5" draw:layer="controls" svg:width="2.223cm" svg:height="0.645cm" svg:x="0.999cm" svg:y="23.55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317cm" svg:y="25.465cm" draw:control="control43"/>
        <draw:control draw:style-name="gr14" draw:text-style-name="P13" draw:layer="controls" svg:width="1.604cm" svg:height="0.317cm" svg:x="1.317cm" svg:y="26.323cm" draw:control="control44"/>
        <draw:control draw:style-name="gr14" draw:text-style-name="P13" draw:layer="controls" svg:width="1.604cm" svg:height="0.317cm" svg:x="1.317cm" svg:y="25.882cm" draw:control="control45"/>
        <draw:line draw:style-name="gr6" draw:text-style-name="P1" draw:layer="controls" svg:x1="0.977cm" svg:y1="23.47cm" svg:x2="20.567cm" svg:y2="23.47cm">
          <text:p/>
        </draw:line>
        <draw:control draw:style-name="standard" draw:text-style-name="P13" draw:layer="controls" svg:width="2.857cm" svg:height="0.635cm" svg:x="7.35cm" svg:y="24.83cm" draw:control="control46"/>
        <draw:control draw:style-name="standard" draw:text-style-name="P13" draw:layer="controls" svg:width="2.858cm" svg:height="1.27cm" svg:x="12.112cm" svg:y="24.83cm" draw:control="control47"/>
        <draw:control draw:style-name="standard" draw:text-style-name="P13" draw:layer="controls" svg:width="1.587cm" svg:height="0.952cm" svg:x="11.795cm" svg:y="24.195cm" draw:control="control48"/>
        <draw:frame draw:style-name="gr18" draw:text-style-name="P20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3" draw:layer="controls" svg:width="1.604cm" svg:height="0.317cm" svg:x="1.513cm" svg:y="24.167cm" draw:control="control49"/>
        <draw:control draw:style-name="gr14" draw:text-style-name="P13" draw:layer="controls" svg:width="1.604cm" svg:height="0.317cm" svg:x="1.513cm" svg:y="24.602cm" draw:control="control50"/>
        <draw:control draw:style-name="gr14" draw:text-style-name="P13" draw:layer="controls" svg:width="1.604cm" svg:height="0.317cm" svg:x="1.513cm" svg:y="25.037cm" draw:control="control51"/>
        <draw:frame draw:style-name="gr4" draw:text-style-name="P5" draw:layer="controls" svg:width="2.223cm" svg:height="0.645cm" svg:x="0.918cm" svg:y="12.556cm">
          <draw:text-box>
            <text:p><text:span text:style-name="T3">Text 10</text:span></text:p>
          </draw:text-box>
        </draw:frame>
        <draw:frame draw:style-name="gr4" draw:text-style-name="P5" draw:layer="controls" svg:width="3.393cm" svg:height="0.645cm" svg:x="1.48cm" svg:y="12.209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746cm" svg:y1="12.81cm" svg:x2="10.842cm" svg:y2="12.81cm">
          <text:p/>
        </draw:line>
        <draw:control draw:style-name="standard" draw:text-style-name="P15" draw:layer="controls" svg:width="6.096cm" svg:height="0.635cm" svg:x="4.746cm" svg:y="12.112cm" draw:control="control52"/>
        <draw:frame draw:style-name="gr4" draw:text-style-name="P5" draw:layer="controls" svg:width="3.393cm" svg:height="0.645cm" svg:x="1.48cm" svg:y="13.055cm">
          <draw:text-box>
            <text:p><text:span text:style-name="T10">Sec</text:span><text:span text:style-name="T10">onda</text:span><text:span text:style-name="T10">ry </text:span><text:span text:style-name="T3">Pho</text:span><text:span text:style-name="T3">ne</text:span></text:p>
          </draw:text-box>
        </draw:frame>
        <draw:line draw:style-name="gr15" draw:text-style-name="P1" draw:layer="controls" svg:x1="4.746cm" svg:y1="13.656cm" svg:x2="10.842cm" svg:y2="13.656cm">
          <text:p/>
        </draw:line>
        <draw:control draw:style-name="standard" draw:text-style-name="P15" draw:layer="controls" svg:width="6.096cm" svg:height="0.635cm" svg:x="4.746cm" svg:y="12.958cm" draw:control="control53"/>
        <draw:frame draw:style-name="gr4" draw:text-style-name="P5" draw:layer="controls" svg:width="3.393cm" svg:height="0.645cm" svg:x="1.635cm" svg:y="13.797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901cm" svg:y1="14.398cm" svg:x2="10.997cm" svg:y2="14.398cm">
          <text:p/>
        </draw:line>
        <draw:control draw:style-name="standard" draw:text-style-name="P15" draw:layer="controls" svg:width="6.096cm" svg:height="0.635cm" svg:x="4.901cm" svg:y="13.7cm" draw:control="control54"/>
        <draw:frame draw:style-name="gr4" draw:text-style-name="P5" draw:layer="controls" svg:width="3.393cm" svg:height="0.645cm" svg:x="10.525cm" svg:y="12.844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13.791cm" svg:y1="13.445cm" svg:x2="19.887cm" svg:y2="13.445cm">
          <text:p/>
        </draw:line>
        <draw:control draw:style-name="standard" draw:text-style-name="P15" draw:layer="controls" svg:width="6.096cm" svg:height="0.635cm" svg:x="13.791cm" svg:y="12.747cm" draw:control="control55"/>
        <draw:control draw:style-name="gr14" draw:text-style-name="P13" draw:layer="controls" svg:width="1.604cm" svg:height="0.317cm" svg:x="1.317cm" svg:y="26.724cm" draw:control="control56"/>
        <draw:frame draw:style-name="gr19" draw:text-style-name="P20" draw:layer="controls" svg:width="0.502cm" svg:height="0.725cm" svg:x="11.16cm" svg:y="19.73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0:32:58.453659331</dc:date>
    <meta:editing-duration>PT5H46M19S</meta:editing-duration>
    <meta:editing-cycles>95</meta:editing-cycles>
    <meta:document-statistic meta:object-count="121"/>
  </office:meta>
</office:document-meta>
</file>